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1" svg:font-family="'DejaVu Sans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horndale AMT" fo:font-size="12pt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Thorndale AMT" fo:font-size="12pt" style:font-size-asian="12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P4" style:family="paragraph" style:parent-style-name="Preformatted_20_Text">
      <style:paragraph-properties fo:text-align="center" style:justify-single-word="false" fo:background-color="#cccccc">
        <style:background-image/>
      </style:paragraph-properties>
      <style:text-properties style:font-name="Thorndale AMT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1" fo:font-size="10pt" style:font-size-asian="10pt" style:font-size-complex="10pt"/>
    </style:style>
    <style:style style:name="P6" style:family="paragraph" style:parent-style-name="Preformatted_20_Text">
      <style:paragraph-properties fo:text-align="center" style:justify-single-word="false" fo:background-color="#000000">
        <style:background-image/>
      </style:paragraph-properties>
      <style:text-properties style:font-name="DejaVu San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background-color="#4c4c4c">
        <style:background-image/>
      </style:paragraph-properties>
      <style:text-properties style:font-name="DejaVu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style:font-name="Thorndale AMT" fo:font-size="12pt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style:font-name="Thorndale AMT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anscriberAG</text:p>
      <text:p text:style-name="P5"/>
      <text:p text:style-name="P7"><text:span text:style-name="T3">How to change or edit localization</text:span> </text:p>
      <text:p text:style-name="P1"/>
      <text:p text:style-name="P1"/>
      <text:p text:style-name="P2">TranscriberAG uses the <text:span text:style-name="T2">GNU gettext software</text:span> to localize the user interface. The following document quickly describes how to proceed to change localization of TranscriberAG.</text:p>
      <text:p text:style-name="P2"/>
      <text:p text:style-name="P9">Notice: </text:p>
      <text:p text:style-name="P2">For a better and a more complete help, don't hesitate to read the <text:span text:style-name="T1">gettext</text:span> page on <text:s text:c="4"/><text:a xlink:type="simple" xlink:href="http://www.gnu.org/software/gettext">http://www.gnu.org/software/gettext</text:a> where an official manual is available.</text:p>
      <text:p text:style-name="P2"/>
      <text:p text:style-name="P2">First, install gettext and gettext-devel packages.</text:p>
      <text:p text:style-name="P2"/>
      <text:p text:style-name="P4">WITHIN THE CODE</text:p>
      <text:p text:style-name="P2"/>
      <text:p text:style-name="P2">The <text:span text:style-name="T1">globals.h</text:span> defines the needed includes for using gettext.</text:p>
      <text:p text:style-name="P2"/>
      <text:p text:style-name="P2">1) The <text:span text:style-name="T1">main.cpp</text:span> file calls the following method</text:p>
      <text:p text:style-name="P2">bindtextdomain(GETTEXT_PACKAGE, locale_folder);</text:p>
      <text:p text:style-name="P2"/>
      <text:p text:style-name="P2">The GETTEXT_PACKAGE is defined in <text:s/><text:span text:style-name="T1">globals.h</text:span> file, and locale_folder is the location where relative localization files are placed (i.e <text:span text:style-name="T1">source/etc/TransAG/locale</text:span>)</text:p>
      <text:p text:style-name="P2"/>
      <text:p text:style-name="P2">2) <text:s/>For all files candidates to localization, use the required include : #include “globals.h”</text:p>
      <text:p text:style-name="P2">All strings candidates to localization must be surrounded by _() <text:s/></text:p>
      <text:p text:style-name="P3">exemple: _(“myString”)</text:p>
      <text:p text:style-name="P2"/>
      <text:p text:style-name="P2"/>
      <text:p text:style-name="P4">CREATING LOCALIZATION</text:p>
      <text:p text:style-name="P2"/>
      <text:p text:style-name="P2">Launch from the code root the following command:</text:p>
      <text:p text:style-name="P3">xgettext -d TranscriberAG -k_ `find . -name "*.cpp"` `find . -name "*.h"`</text:p>
      <text:p text:style-name="P2"/>
      <text:p text:style-name="P2">It will create a file <text:span text:style-name="T1">TranscriberAG.po</text:span> containing all terms surrounded by the macro _() contained in listed files.</text:p>
      <text:p text:style-name="P2"/>
      <text:p text:style-name="P2">Once the <text:span text:style-name="T1">TranscrierAG.po </text:span><text:span text:style-name="T4">is</text:span> created, it can be modified with a simple text editor (or by using the specific poedit editor). </text:p>
      <text:p text:style-name="P2">The file enables you to retrieve for each term the corresponding translation.</text:p>
      <text:p text:style-name="P2"/>
      <text:p text:style-name="P4">UPDATING LOCALIZATION</text:p>
      <text:p text:style-name="P2"/>
      <text:p text:style-name="P2">To update an existing PO file, first execute the previous step (creating localization). </text:p>
      <text:p text:style-name="P2">Rename the PO you want to update (<text:span text:style-name="T1">TranscriberAG.po.old</text:span> <text:s/>for example) and execute the following command:</text:p>
      <text:p text:style-name="P3">msgmerge -N TranscriberAG.po.old TranscriberAG.po &gt; merged_file</text:p>
      <text:p text:style-name="P2"/>
      <text:p text:style-name="P2">Notice: </text:p>
      <text:p text:style-name="P2">Some translations remain approximate (they are flagged by keyword fuzzy in the PO file).</text:p>
      <text:p text:style-name="P2">Therefore we use the option -N to prevent <text:span text:style-name="T1">gettext</text:span> from using the fuzzy matching.</text:p>
      <text:p text:style-name="P2">The merged PO is now in the <text:span text:style-name="T1">merged_file</text:span> that you can edit and rename.</text:p>
      <text:p text:style-name="P2"><text:soft-page-break/></text:p>
      <text:p text:style-name="P4">MESSAGE COMPILATION</text:p>
      <text:p text:style-name="P2"/>
      <text:p text:style-name="P2">Once the PO is ready, let's create the compiled localization file.</text:p>
      <text:p text:style-name="P2"/>
      <text:p text:style-name="P2">Execute the following command:</text:p>
      <text:p text:style-name="P3">msgfmt -f -o TranscriberAG.mo TranscriberAG.po <text:s/></text:p>
      <text:p text:style-name="P2"/>
      <text:p text:style-name="P2">(here we use -f for "Fuzzy"option)</text:p>
      <text:p text:style-name="P2"/>
      <text:p text:style-name="P2">This will compile the <text:span text:style-name="T1">TranscriberAG.po</text:span> <text:s/>we have created or modified and generates the corresponding <text:s/><text:span text:style-name="T1">TranscriberAG.mo</text:span> file. <text:s/></text:p>
      <text:p text:style-name="P2"/>
      <text:p text:style-name="P2">Now, you just have to place the <text:s/><text:span text:style-name="T1">TranscriberAG.mo</text:span> file into the folder corresponding to the processed language:</text:p>
      <text:p text:style-name="P3">{locale_folder}/{language}/LC_MESSAGES </text:p>
      <text:p text:style-name="P2"/>
      <text:p text:style-name="P3">exemple:</text:p>
      <text:p text:style-name="P3">source/etc/TransAG/locales/fr_FR/LC_MESSAGES"</text:p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1" svg:font-family="'DejaVu Sans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dc:date>2011-03-08T10:56:22</dc:date>
    <meta:editing-cycles>53</meta:editing-cycles>
    <meta:editing-duration>PT23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8" meta:word-count="365" meta:character-count="2451"/>
  </office:meta>
</office:document-meta>
</file>